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Liberation Serif" fo:font-weight="normal" officeooo:rsid="00014b98" officeooo:paragraph-rsid="00014b98" style:font-weight-asian="normal" style:font-weight-complex="normal"/>
    </style:style>
    <style:style style:name="P2" style:family="paragraph" style:parent-style-name="Text_20_body">
      <style:paragraph-properties fo:text-align="justify" style:justify-single-word="false"/>
      <style:text-properties style:font-name="Liberation Serif" officeooo:rsid="0002314a" officeooo:paragraph-rsid="00035805"/>
    </style:style>
    <style:style style:name="P3" style:family="paragraph" style:parent-style-name="Text_20_body">
      <style:paragraph-properties fo:text-align="justify" style:justify-single-word="false"/>
      <style:text-properties style:font-name="Liberation Serif" officeooo:rsid="000662c0" officeooo:paragraph-rsid="000662c0"/>
    </style:style>
    <style:style style:name="P4" style:family="paragraph" style:parent-style-name="Text_20_body">
      <style:paragraph-properties fo:text-align="justify" style:justify-single-word="false"/>
      <style:text-properties officeooo:rsid="000662c0" officeooo:paragraph-rsid="000662c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officeooo:rsid="0002883f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35805" style:font-size-asian="14pt" style:font-weight-asian="bold" style:font-size-complex="14pt" style:font-weight-complex="bold"/>
    </style:style>
    <style:style style:name="T4" style:family="text">
      <style:text-properties style:font-name="Liberation Serif"/>
    </style:style>
    <style:style style:name="T5" style:family="text">
      <style:text-properties officeooo:rsid="000662c0"/>
    </style:style>
    <style:style style:name="T6" style:family="text">
      <style:text-properties officeooo:rsid="0006e9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<text:span text:style-name="T5">10</text:span><text:line-break/><text:line-break/><text:span text:style-name="T2">Run the previous method that was created on 6. for all the stores from item_loc_soh to the history table. The entire migration should not take more than 10s to run (don't use parallel hint to solve it :)) </text:span></text:p>
      <text:p text:style-name="P1"><text:span text:style-name="T3"/></text:p>
      <text:p text:style-name="P3"><text:span text:style-name="T6">W</text:span>e tried multiple approaches to resolve the bulk insert issue but faced different limitations we started with a <text:span text:style-name="T1">standard insert into select</text:span> which failed due to quota restrictions then we tried <text:span text:style-name="T1">batch inserts with periodic commits</text:span> to reduce memory pressure but that did not solve the quota issue either we experimented with <text:span text:style-name="T1">parallel execution using hints like parallel4 and direct path inserts with append</text:span> but these still required sufficient quota we then implemented <text:span text:style-name="T1">dbms_parallel_execute to split inserts into smaller tasks</text:span> but lacked the required privileges for execution we also attempted a <text:span text:style-name="T1">pandas solution</text:span> in python to process and load the data but since we lacked dba privileges we could not inspect server settings to debug performance bottlenecks we then tried <text:span text:style-name="T1">manually loading a csv file into oracle using sql loader</text:span> but ran into formatting issues and permission constraints another attempt was made using <text:span text:style-name="T1">blueprints</text:span> but it did not scale well for the required number of rows ultimately the only solution that <text:span text:style-name="T6">we could not try</text:span> was requesting the dba to increase our tablespace quota.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7T12:17:59.322000000</meta:creation-date>
    <dc:date>2025-02-07T14:08:15.844000000</dc:date>
    <meta:editing-duration>PT28M33S</meta:editing-duration>
    <meta:editing-cycles>9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2" meta:word-count="214" meta:character-count="1307" meta:non-whitespace-character-count="1093"/>
  </office:meta>
</office:document-meta>
</file>